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0x141D12F4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1">
          <table:table-cell office:value-type="string">
            <text:p>Menu Structur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]</text:p>
          </table:table-cell>
          <table:table-cell table:number-columns-repeated="1022"/>
        </table:table-row>
        <table:table-row table:style-name="ro1">
          <table:table-cell office:value-type="string">
            <text:p>Game Sta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Int32</text:p>
          </table:table-cell>
          <table:table-cell office:value-type="string">
            <text:p>AddHelpWhiteGhos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0x141D01FC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68]</text:p>
          </table:table-cell>
          <table:table-cell table:number-columns-repeated="1022"/>
        </table:table-row>
        <table:table-row table:style-name="ro1">
          <table:table-cell office:value-type="string">
            <text:p>Player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3D8</text:p>
          </table:table-cell>
          <table:table-cell office:value-type="string">
            <text:p>Int32</text:p>
          </table:table-cell>
          <table:table-cell office:value-type="string">
            <text:p>Curr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DC</text:p>
          </table:table-cell>
          <table:table-cell office:value-type="string">
            <text:p>Int32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10]</text:p>
          </table:table-cell>
          <table:table-cell table:number-columns-repeated="1022"/>
        </table:table-row>
        <table:table-row table:style-name="ro1">
          <table:table-cell office:value-type="string">
            <text:p>Player Sta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141D146E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ptr]+0x18]</text:p>
          </table:table-cell>
          <table:table-cell table:number-columns-repeated="1022"/>
        </table:table-row>
        <table:table-row table:style-name="ro1">
          <table:table-cell office:value-type="string">
            <text:p>Network Player struct</text:p>
          </table:table-cell>
          <table:table-cell/>
          <table:table-cell office:value-type="string">
            <text:p>0x660 size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Funcs:::</text:p>
          </table:table-cell>
          <table:table-cell table:number-columns-repeated="1023"/>
        </table:table-row>
        <table:table-row table:style-name="ro1">
          <table:table-cell office:value-type="string">
            <text:p>0x14036B820</text:p>
          </table:table-cell>
          <table:table-cell office:value-type="string">
            <text:p>int64 a1, unsigned int a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 Chr Pointer from ChrID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7/03/2018</text:date>, <text:time>02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1:49:34.41</meta:creation-date>
    <dc:date>2018-07-03T02:59:14.65</dc:date>
    <meta:editing-duration>PT1H9M41S</meta:editing-duration>
    <meta:editing-cycles>2</meta:editing-cycles>
    <meta:generator>OpenOffice/4.1.2$Win32 OpenOffice.org_project/412m3$Build-9782</meta:generator>
    <meta:document-statistic meta:table-count="3" meta:cell-count="35" meta:object-count="0"/>
  </office:meta>
</office:document-meta>
</file>